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Table1" style:family="table">
      <style:table-properties style:width="6.9326in" fo:margin-left="-0.0042in" fo:margin-right="-0.0035in" table:align="margins"/>
    </style:style>
    <style:style style:name="DataTable1.A" style:family="table-column">
      <style:table-column-properties style:column-width="0.8729in" style:rel-column-width="8252*"/>
    </style:style>
    <style:style style:name="DataTable1.B" style:family="table-column">
      <style:table-column-properties style:column-width="0.8618in" style:rel-column-width="8144*"/>
    </style:style>
    <style:style style:name="DataTable1.C" style:family="table-column">
      <style:table-column-properties style:column-width="0.8674in" style:rel-column-width="8198*"/>
    </style:style>
    <style:style style:name="DataTable1.H" style:family="table-column">
      <style:table-column-properties style:column-width="0.8681in" style:rel-column-width="8203*"/>
    </style:style>
    <style:style style:name="Data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Table1.H1" style:family="table-cell">
      <style:table-cell-properties fo:padding="0.0382in" fo:border="0.0007in solid #000000"/>
    </style:style>
    <style:style style:name="DataTable1.A2" style:family="table-cell">
      <style:table-cell-properties fo:padding="0.0382in" fo:border-left="0.0007in solid #000000" fo:border-right="none" fo:border-top="none" fo:border-bottom="0.0007in solid #000000"/>
    </style:style>
    <style:style style:name="Data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DataTable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DataTable2" style:family="table">
      <style:table-properties style:width="6.9326in" fo:margin-left="-0.0042in" fo:margin-right="-0.0035in" table:align="margins"/>
    </style:style>
    <style:style style:name="DataTable2.A" style:family="table-column">
      <style:table-column-properties style:column-width="0.8729in" style:rel-column-width="8252*"/>
    </style:style>
    <style:style style:name="DataTable2.B" style:family="table-column">
      <style:table-column-properties style:column-width="0.8618in" style:rel-column-width="8144*"/>
    </style:style>
    <style:style style:name="DataTable2.C" style:family="table-column">
      <style:table-column-properties style:column-width="0.8674in" style:rel-column-width="8198*"/>
    </style:style>
    <style:style style:name="DataTable2.H" style:family="table-column">
      <style:table-column-properties style:column-width="0.8681in" style:rel-column-width="8203*"/>
    </style:style>
    <style:style style:name="Data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Table2.H1" style:family="table-cell">
      <style:table-cell-properties fo:padding="0.0382in" fo:border="0.0007in solid #000000"/>
    </style:style>
    <style:style style:name="DataTable2.A2" style:family="table-cell">
      <style:table-cell-properties fo:padding="0.0382in" fo:border-left="0.0007in solid #000000" fo:border-right="none" fo:border-top="none" fo:border-bottom="0.0007in solid #000000"/>
    </style:style>
    <style:style style:name="Data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DataTable2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4_2a_4" style:display-name="Table_4*4" style:family="table">
      <style:table-properties style:width="6.9326in" fo:margin-left="-0.0042in" fo:margin-right="-0.0035in" table:align="margins"/>
    </style:style>
    <style:style style:name="Table_5f_4_2a_4.A" style:display-name="Table_4*4.A" style:family="table-column">
      <style:table-column-properties style:column-width="0.8729in" style:rel-column-width="8252*"/>
    </style:style>
    <style:style style:name="Table_5f_4_2a_4.B" style:display-name="Table_4*4.B" style:family="table-column">
      <style:table-column-properties style:column-width="0.8618in" style:rel-column-width="8144*"/>
    </style:style>
    <style:style style:name="Table_5f_4_2a_4.C" style:display-name="Table_4*4.C" style:family="table-column">
      <style:table-column-properties style:column-width="0.8674in" style:rel-column-width="8198*"/>
    </style:style>
    <style:style style:name="Table_5f_4_2a_4.D" style:display-name="Table_4*4.D" style:family="table-column">
      <style:table-column-properties style:column-width="4.3313in" style:rel-column-width="40941*"/>
    </style:style>
    <style:style style:name="Table_5f_4_2a_4.A1" style:display-name="Table_4*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4_2a_4.D1" style:display-name="Table_4*4.D1" style:family="table-cell">
      <style:table-cell-properties fo:padding="0.0382in" fo:border="0.0007in solid #000000"/>
    </style:style>
    <style:style style:name="Table_5f_4_2a_4.A2" style:display-name="Table_4*4.A2" style:family="table-cell">
      <style:table-cell-properties fo:padding="0.0382in" fo:border-left="0.0007in solid #000000" fo:border-right="none" fo:border-top="none" fo:border-bottom="0.0007in solid #000000"/>
    </style:style>
    <style:style style:name="Table_5f_4_2a_4.B2" style:display-name="Table_4*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_5f_4_2a_4.D2" style:display-name="Table_4*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4_2a_3" style:display-name="Table_4*3" style:family="table">
      <style:table-properties style:width="6.9326in" fo:margin-left="-0.0042in" fo:margin-right="-0.0035in" table:align="margins"/>
    </style:style>
    <style:style style:name="Table_5f_4_2a_3.A" style:display-name="Table_4*3.A" style:family="table-column">
      <style:table-column-properties style:column-width="0.8729in" style:rel-column-width="8252*"/>
    </style:style>
    <style:style style:name="Table_5f_4_2a_3.B" style:display-name="Table_4*3.B" style:family="table-column">
      <style:table-column-properties style:column-width="0.8618in" style:rel-column-width="8144*"/>
    </style:style>
    <style:style style:name="Table_5f_4_2a_3.C" style:display-name="Table_4*3.C" style:family="table-column">
      <style:table-column-properties style:column-width="5.1979in" style:rel-column-width="49139*"/>
    </style:style>
    <style:style style:name="Table_5f_4_2a_3.A1" style:display-name="Table_4*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4_2a_3.C1" style:display-name="Table_4*3.C1" style:family="table-cell">
      <style:table-cell-properties fo:padding="0.0382in" fo:border="0.0007in solid #000000"/>
    </style:style>
    <style:style style:name="Table_5f_4_2a_3.A2" style:display-name="Table_4*3.A2" style:family="table-cell">
      <style:table-cell-properties fo:padding="0.0382in" fo:border-left="0.0007in solid #000000" fo:border-right="none" fo:border-top="none" fo:border-bottom="0.0007in solid #000000"/>
    </style:style>
    <style:style style:name="Table_5f_4_2a_3.B2" style:display-name="Table_4*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_5f_4_2a_3.C2" style:display-name="Table_4*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4_2a_2" style:display-name="Table_4*2" style:family="table">
      <style:table-properties style:width="6.9326in" fo:margin-left="-0.0042in" fo:margin-right="-0.0035in" table:align="margins"/>
    </style:style>
    <style:style style:name="Table_5f_4_2a_2.A" style:display-name="Table_4*2.A" style:family="table-column">
      <style:table-column-properties style:column-width="0.8729in" style:rel-column-width="8252*"/>
    </style:style>
    <style:style style:name="Table_5f_4_2a_2.B" style:display-name="Table_4*2.B" style:family="table-column">
      <style:table-column-properties style:column-width="6.0597in" style:rel-column-width="57283*"/>
    </style:style>
    <style:style style:name="Table_5f_4_2a_2.A1" style:display-name="Table_4*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4_2a_2.B1" style:display-name="Table_4*2.B1" style:family="table-cell">
      <style:table-cell-properties fo:padding="0.0382in" fo:border="0.0007in solid #000000"/>
    </style:style>
    <style:style style:name="Table_5f_4_2a_2.A2" style:display-name="Table_4*2.A2" style:family="table-cell">
      <style:table-cell-properties fo:padding="0.0382in" fo:border-left="0.0007in solid #000000" fo:border-right="none" fo:border-top="none" fo:border-bottom="0.0007in solid #000000"/>
    </style:style>
    <style:style style:name="Table_5f_4_2a_2.B2" style:display-name="Table_4*2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4_2a_1" style:display-name="Table_4*1" style:family="table">
      <style:table-properties style:width="6.9326in" fo:margin-left="-0.0042in" fo:margin-right="-0.0035in" table:align="margins"/>
    </style:style>
    <style:style style:name="Table_5f_4_2a_1.A" style:display-name="Table_4*1.A" style:family="table-column">
      <style:table-column-properties style:column-width="6.9326in" style:rel-column-width="65535*"/>
    </style:style>
    <style:style style:name="Table_5f_4_2a_1.A1" style:display-name="Table_4*1.A1" style:family="table-cell">
      <style:table-cell-properties fo:padding="0.0382in" fo:border="0.0007in solid #000000"/>
    </style:style>
    <style:style style:name="Table_5f_4_2a_1.A2" style:display-name="Table_4*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3_2a_4" style:display-name="Table_3*4" style:family="table">
      <style:table-properties style:width="6.9326in" fo:margin-left="-0.0042in" fo:margin-right="-0.0035in" table:align="margins"/>
    </style:style>
    <style:style style:name="Table_5f_3_2a_4.A" style:display-name="Table_3*4.A" style:family="table-column">
      <style:table-column-properties style:column-width="0.8729in" style:rel-column-width="8252*"/>
    </style:style>
    <style:style style:name="Table_5f_3_2a_4.B" style:display-name="Table_3*4.B" style:family="table-column">
      <style:table-column-properties style:column-width="0.8618in" style:rel-column-width="8144*"/>
    </style:style>
    <style:style style:name="Table_5f_3_2a_4.C" style:display-name="Table_3*4.C" style:family="table-column">
      <style:table-column-properties style:column-width="0.8674in" style:rel-column-width="8198*"/>
    </style:style>
    <style:style style:name="Table_5f_3_2a_4.D" style:display-name="Table_3*4.D" style:family="table-column">
      <style:table-column-properties style:column-width="4.3313in" style:rel-column-width="40941*"/>
    </style:style>
    <style:style style:name="Table_5f_3_2a_4.A1" style:display-name="Table_3*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3_2a_4.D1" style:display-name="Table_3*4.D1" style:family="table-cell">
      <style:table-cell-properties fo:padding="0.0382in" fo:border="0.0007in solid #000000"/>
    </style:style>
    <style:style style:name="Table_5f_3_2a_4.A2" style:display-name="Table_3*4.A2" style:family="table-cell">
      <style:table-cell-properties fo:padding="0.0382in" fo:border-left="0.0007in solid #000000" fo:border-right="none" fo:border-top="none" fo:border-bottom="0.0007in solid #000000"/>
    </style:style>
    <style:style style:name="Table_5f_3_2a_4.B2" style:display-name="Table_3*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_5f_3_2a_4.D2" style:display-name="Table_3*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2_2a_4" style:display-name="Table_2*4" style:family="table">
      <style:table-properties style:width="6.9326in" fo:margin-left="-0.0042in" fo:margin-right="-0.0035in" table:align="margins"/>
    </style:style>
    <style:style style:name="Table_5f_2_2a_4.A" style:display-name="Table_2*4.A" style:family="table-column">
      <style:table-column-properties style:column-width="0.8729in" style:rel-column-width="8252*"/>
    </style:style>
    <style:style style:name="Table_5f_2_2a_4.B" style:display-name="Table_2*4.B" style:family="table-column">
      <style:table-column-properties style:column-width="0.8618in" style:rel-column-width="8144*"/>
    </style:style>
    <style:style style:name="Table_5f_2_2a_4.C" style:display-name="Table_2*4.C" style:family="table-column">
      <style:table-column-properties style:column-width="0.8674in" style:rel-column-width="8198*"/>
    </style:style>
    <style:style style:name="Table_5f_2_2a_4.D" style:display-name="Table_2*4.D" style:family="table-column">
      <style:table-column-properties style:column-width="4.3313in" style:rel-column-width="40941*"/>
    </style:style>
    <style:style style:name="Table_5f_2_2a_4.A1" style:display-name="Table_2*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2_2a_4.B1" style:display-name="Table_2*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_5f_2_2a_4.D1" style:display-name="Table_2*4.D1" style:family="table-cell" style:data-style-name="N0">
      <style:table-cell-properties fo:padding="0.0382in" fo:border="0.0007in solid #000000"/>
    </style:style>
    <style:style style:name="Table_5f_2_2a_4.A2" style:display-name="Table_2*4.A2" style:family="table-cell">
      <style:table-cell-properties fo:padding="0.0382in" fo:border-left="0.0007in solid #000000" fo:border-right="none" fo:border-top="none" fo:border-bottom="0.0007in solid #000000"/>
    </style:style>
    <style:style style:name="Table_5f_2_2a_4.B2" style:display-name="Table_2*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_5f_2_2a_4.D2" style:display-name="Table_2*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_5f_1_2a_4" style:display-name="Table_1*4" style:family="table">
      <style:table-properties style:width="6.9326in" fo:margin-left="-0.0042in" fo:margin-right="-0.0035in" table:align="margins"/>
    </style:style>
    <style:style style:name="Table_5f_1_2a_4.A" style:display-name="Table_1*4.A" style:family="table-column">
      <style:table-column-properties style:column-width="0.8729in" style:rel-column-width="8252*"/>
    </style:style>
    <style:style style:name="Table_5f_1_2a_4.B" style:display-name="Table_1*4.B" style:family="table-column">
      <style:table-column-properties style:column-width="0.8618in" style:rel-column-width="8144*"/>
    </style:style>
    <style:style style:name="Table_5f_1_2a_4.C" style:display-name="Table_1*4.C" style:family="table-column">
      <style:table-column-properties style:column-width="0.8674in" style:rel-column-width="8198*"/>
    </style:style>
    <style:style style:name="Table_5f_1_2a_4.D" style:display-name="Table_1*4.D" style:family="table-column">
      <style:table-column-properties style:column-width="4.3313in" style:rel-column-width="40941*"/>
    </style:style>
    <style:style style:name="Table_5f_1_2a_4.A1" style:display-name="Table_1*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1_2a_4.B1" style:display-name="Table_1*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_5f_1_2a_4.D1" style:display-name="Table_1*4.D1" style:family="table-cell" style:data-style-name="N0">
      <style:table-cell-properties fo:padding="0.0382in" fo:border="0.0007in solid #000000"/>
    </style:style>
    <style:style style:name="Table_5f_1_2a_3" style:display-name="Table_1*3" style:family="table">
      <style:table-properties style:width="6.9326in" fo:margin-left="-0.0042in" fo:margin-right="-0.0035in" table:align="margins"/>
    </style:style>
    <style:style style:name="Table_5f_1_2a_3.A" style:display-name="Table_1*3.A" style:family="table-column">
      <style:table-column-properties style:column-width="0.8729in" style:rel-column-width="8252*"/>
    </style:style>
    <style:style style:name="Table_5f_1_2a_3.B" style:display-name="Table_1*3.B" style:family="table-column">
      <style:table-column-properties style:column-width="0.8618in" style:rel-column-width="8144*"/>
    </style:style>
    <style:style style:name="Table_5f_1_2a_3.C" style:display-name="Table_1*3.C" style:family="table-column">
      <style:table-column-properties style:column-width="5.1979in" style:rel-column-width="49139*"/>
    </style:style>
    <style:style style:name="Table_5f_1_2a_3.A1" style:display-name="Table_1*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1_2a_3.B1" style:display-name="Table_1*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_5f_1_2a_3.C1" style:display-name="Table_1*3.C1" style:family="table-cell" style:data-style-name="N0">
      <style:table-cell-properties fo:padding="0.0382in" fo:border="0.0007in solid #000000"/>
    </style:style>
    <style:style style:name="Table_5f_1_2a_2" style:display-name="Table_1*2" style:family="table">
      <style:table-properties style:width="6.9326in" fo:margin-left="-0.0042in" fo:margin-right="-0.0035in" table:align="margins"/>
    </style:style>
    <style:style style:name="Table_5f_1_2a_2.A" style:display-name="Table_1*2.A" style:family="table-column">
      <style:table-column-properties style:column-width="1.7347in" style:rel-column-width="16396*"/>
    </style:style>
    <style:style style:name="Table_5f_1_2a_2.B" style:display-name="Table_1*2.B" style:family="table-column">
      <style:table-column-properties style:column-width="5.1979in" style:rel-column-width="49139*"/>
    </style:style>
    <style:style style:name="Table_5f_1_2a_2.A1" style:display-name="Table_1*2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_5f_1_2a_2.B1" style:display-name="Table_1*2.B1" style:family="table-cell" style:data-style-name="N0">
      <style:table-cell-properties fo:padding="0.0382in" fo:border="0.0007in solid #000000"/>
    </style:style>
    <style:style style:name="Table_5f_1_2a_1" style:display-name="Table_1*1" style:family="table">
      <style:table-properties style:width="6.9326in" fo:margin-left="-0.0042in" fo:margin-right="-0.0035in" table:align="margins"/>
    </style:style>
    <style:style style:name="Table_5f_1_2a_1.A" style:display-name="Table_1*1.A" style:family="table-column">
      <style:table-column-properties style:column-width="6.9326in" style:rel-column-width="65535*"/>
    </style:style>
    <style:style style:name="Table_5f_1_2a_1.A1" style:display-name="Table_1*1.A1" style:family="table-cell" style:data-style-name="N0">
      <style:table-cell-properties fo:padding="0.0382in" fo:border="0.0007in solid #000000"/>
    </style:style>
    <style:style style:name="Table2_5f_1_2a_3" style:display-name="Table2_1*3" style:family="table">
      <style:table-properties style:width="6.9326in" fo:margin-left="-0.0042in" fo:margin-right="-0.0035in" table:align="margins"/>
    </style:style>
    <style:style style:name="Table2_5f_1_2a_3.A" style:display-name="Table2_1*3.A" style:family="table-column">
      <style:table-column-properties style:column-width="0.8729in" style:rel-column-width="8252*"/>
    </style:style>
    <style:style style:name="Table2_5f_1_2a_3.B" style:display-name="Table2_1*3.B" style:family="table-column">
      <style:table-column-properties style:column-width="0.8618in" style:rel-column-width="8144*"/>
    </style:style>
    <style:style style:name="Table2_5f_1_2a_3.C" style:display-name="Table2_1*3.C" style:family="table-column">
      <style:table-column-properties style:column-width="5.1979in" style:rel-column-width="49139*"/>
    </style:style>
    <style:style style:name="Table2_5f_1_2a_3.A1" style:display-name="Table2_1*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_5f_1_2a_3.B1" style:display-name="Table2_1*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_5f_1_2a_3.C1" style:display-name="Table2_1*3.C1" style:family="table-cell" style:data-style-name="N0">
      <style:table-cell-properties fo:padding="0.0382in" fo:border="0.0007in solid #000000"/>
    </style:style>
    <style:style style:name="Table2_5f_1_2a_2" style:display-name="Table2_1*2" style:family="table">
      <style:table-properties style:width="6.9326in" fo:margin-left="-0.0042in" fo:margin-right="-0.0035in" table:align="margins"/>
    </style:style>
    <style:style style:name="Table2_5f_1_2a_2.A" style:display-name="Table2_1*2.A" style:family="table-column">
      <style:table-column-properties style:column-width="1.7347in" style:rel-column-width="16396*"/>
    </style:style>
    <style:style style:name="Table2_5f_1_2a_2.B" style:display-name="Table2_1*2.B" style:family="table-column">
      <style:table-column-properties style:column-width="5.1979in" style:rel-column-width="49139*"/>
    </style:style>
    <style:style style:name="Table2_5f_1_2a_2.A1" style:display-name="Table2_1*2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_5f_1_2a_2.B1" style:display-name="Table2_1*2.B1" style:family="table-cell" style:data-style-name="N0">
      <style:table-cell-properties fo:padding="0.0382in" fo:border="0.0007in solid #000000"/>
    </style:style>
    <style:style style:name="Table2_5f_1_2a_1" style:display-name="Table2_1*1" style:family="table">
      <style:table-properties style:width="6.9326in" fo:margin-left="-0.0042in" fo:margin-right="-0.0035in" table:align="margins"/>
    </style:style>
    <style:style style:name="Table2_5f_1_2a_1.A" style:display-name="Table2_1*1.A" style:family="table-column">
      <style:table-column-properties style:column-width="6.9326in" style:rel-column-width="65535*"/>
    </style:style>
    <style:style style:name="Table2_5f_1_2a_1.A1" style:display-name="Table2_1*1.A1" style:family="table-cell" style:data-style-name="N0">
      <style:table-cell-properties fo:padding="0.0382in" fo:border="0.0007in solid #000000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able:table table:name="DataTable1" table:style-name="DataTable1">
        <table:table-column table:style-name="DataTable1.A"/>
        <table:table-column table:style-name="DataTable1.B"/>
        <table:table-column table:style-name="DataTable1.C"/>
        <table:table-column table:style-name="DataTable1.C"/>
        <table:table-column table:style-name="DataTable1.C"/>
        <table:table-column table:style-name="DataTable1.B"/>
        <table:table-column table:style-name="DataTable1.C"/>
        <table:table-column table:style-name="DataTable1.H"/>
        <table:table-row>
          <table:table-cell table:style-name="DataTable1.A1" office:value-type="string">
            <text:p text:style-name="Table_20_Contents"/>
          </table:table-cell>
          <table:table-cell table:style-name="DataTable1.A1" office:value-type="string">
            <text:p text:style-name="Table_20_Contents">January</text:p>
          </table:table-cell>
          <table:table-cell table:style-name="DataTable1.A1" office:value-type="string">
            <text:p text:style-name="Table_20_Contents">February</text:p>
          </table:table-cell>
          <table:table-cell table:style-name="DataTable1.A1" office:value-type="string">
            <text:p text:style-name="Table_20_Contents">March</text:p>
          </table:table-cell>
          <table:table-cell table:style-name="DataTable1.A1" office:value-type="string">
            <text:p text:style-name="Table_20_Contents">April</text:p>
          </table:table-cell>
          <table:table-cell table:style-name="DataTable1.A1" office:value-type="string">
            <text:p text:style-name="Table_20_Contents">May</text:p>
          </table:table-cell>
          <table:table-cell table:style-name="DataTable1.A1" office:value-type="string">
            <text:p text:style-name="Table_20_Contents">June</text:p>
          </table:table-cell>
          <table:table-cell table:style-name="DataTable1.H1" office:value-type="string">
            <text:p text:style-name="Table_20_Contents">Sum</text:p>
          </table:table-cell>
        </table:table-row>
        <table:table-row>
          <table:table-cell table:style-name="DataTable1.A2" office:value-type="string">
            <text:p text:style-name="Table_20_Contents">Section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H2" office:value-type="float" office:value="6">
            <text:p text:style-name="Table_20_Contents">6</text:p>
          </table:table-cell>
        </table:table-row>
        <table:table-row>
          <table:table-cell table:style-name="DataTable1.A2" office:value-type="string">
            <text:p text:style-name="Table_20_Contents">Section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H2" office:value-type="float" office:value="12">
            <text:p text:style-name="Table_20_Contents">12</text:p>
          </table:table-cell>
        </table:table-row>
        <table:table-row>
          <table:table-cell table:style-name="DataTable1.A2" office:value-type="string">
            <text:p text:style-name="Table_20_Contents">Section3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B2" office:value-type="float" office:value="1">
            <text:p text:style-name="Table_20_Contents">1</text:p>
          </table:table-cell>
          <table:table-cell table:style-name="DataTable1.H2" office:value-type="float" office:value="6">
            <text:p text:style-name="Table_20_Contents">6</text:p>
          </table:table-cell>
        </table:table-row>
        <table:table-row>
          <table:table-cell table:style-name="DataTable1.A2" office:value-type="string">
            <text:p text:style-name="Table_20_Contents">Section4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B2" office:value-type="float" office:value="2">
            <text:p text:style-name="Table_20_Contents">2</text:p>
          </table:table-cell>
          <table:table-cell table:style-name="DataTable1.H2" office:value-type="float" office:value="12">
            <text:p text:style-name="Table_20_Contents">12</text:p>
          </table:table-cell>
        </table:table-row>
        <table:table-row>
          <table:table-cell table:style-name="DataTable1.A2" office:value-type="string">
            <text:p text:style-name="Table_20_Contents">Section5</text:p>
          </table:table-cell>
          <table:table-cell table:style-name="DataTable1.B2" office:value-type="float" office:value="0">
            <text:p text:style-name="Table_20_Contents">0</text:p>
          </table:table-cell>
          <table:table-cell table:style-name="DataTable1.B2" office:value-type="float" office:value="0">
            <text:p text:style-name="Table_20_Contents">0</text:p>
          </table:table-cell>
          <table:table-cell table:style-name="DataTable1.B2" office:value-type="float" office:value="0">
            <text:p text:style-name="Table_20_Contents">0</text:p>
          </table:table-cell>
          <table:table-cell table:style-name="DataTable1.B2" office:value-type="float" office:value="0">
            <text:p text:style-name="Table_20_Contents">0</text:p>
          </table:table-cell>
          <table:table-cell table:style-name="DataTable1.B2" office:value-type="float" office:value="0">
            <text:p text:style-name="Table_20_Contents">0</text:p>
          </table:table-cell>
          <table:table-cell table:style-name="DataTable1.B2" office:value-type="float" office:value="0">
            <text:p text:style-name="Table_20_Contents">0</text:p>
          </table:table-cell>
          <table:table-cell table:style-name="DataTable1.H2" office:value-type="float" office:value="0">
            <text:p text:style-name="Table_20_Contents">0</text:p>
          </table:table-cell>
        </table:table-row>
        <table:table-row>
          <table:table-cell table:style-name="DataTable1.A2" office:value-type="string">
            <text:p text:style-name="Table_20_Contents">Section6</text:p>
          </table:table-cell>
          <table:table-cell table:style-name="DataTable1.B2" office:value-type="float" office:value="3">
            <text:p text:style-name="Table_20_Contents">3</text:p>
          </table:table-cell>
          <table:table-cell table:style-name="DataTable1.B2" office:value-type="float" office:value="3">
            <text:p text:style-name="Table_20_Contents">3</text:p>
          </table:table-cell>
          <table:table-cell table:style-name="DataTable1.B2" office:value-type="float" office:value="3">
            <text:p text:style-name="Table_20_Contents">3</text:p>
          </table:table-cell>
          <table:table-cell table:style-name="DataTable1.B2" office:value-type="float" office:value="3">
            <text:p text:style-name="Table_20_Contents">3</text:p>
          </table:table-cell>
          <table:table-cell table:style-name="DataTable1.B2" office:value-type="float" office:value="3">
            <text:p text:style-name="Table_20_Contents">3</text:p>
          </table:table-cell>
          <table:table-cell table:style-name="DataTable1.B2" office:value-type="float" office:value="3">
            <text:p text:style-name="Table_20_Contents">3</text:p>
          </table:table-cell>
          <table:table-cell table:style-name="DataTable1.H2" office:value-type="float" office:value="18">
            <text:p text:style-name="Table_20_Contents">18</text:p>
          </table:table-cell>
        </table:table-row>
        <table:table-row>
          <table:table-cell table:style-name="DataTable1.A2" office:value-type="string">
            <text:p text:style-name="Table_20_Contents">Sum</text:p>
          </table:table-cell>
          <table:table-cell table:style-name="DataTable1.B2" office:value-type="float" office:value="9">
            <text:p text:style-name="Table_20_Contents">9</text:p>
          </table:table-cell>
          <table:table-cell table:style-name="DataTable1.B2" office:value-type="float" office:value="9">
            <text:p text:style-name="Table_20_Contents">9</text:p>
          </table:table-cell>
          <table:table-cell table:style-name="DataTable1.B2" office:value-type="float" office:value="9">
            <text:p text:style-name="Table_20_Contents">9</text:p>
          </table:table-cell>
          <table:table-cell table:style-name="DataTable1.B2" office:value-type="float" office:value="9">
            <text:p text:style-name="Table_20_Contents">9</text:p>
          </table:table-cell>
          <table:table-cell table:style-name="DataTable1.B2" office:value-type="float" office:value="9">
            <text:p text:style-name="Table_20_Contents">9</text:p>
          </table:table-cell>
          <table:table-cell table:style-name="DataTable1.B2" office:value-type="float" office:value="9">
            <text:p text:style-name="Table_20_Contents">9</text:p>
          </table:table-cell>
          <table:table-cell table:style-name="DataTable1.H2" office:value-type="float" office:value="54">
            <text:p text:style-name="Table_20_Contents">54</text:p>
          </table:table-cell>
        </table:table-row>
      </table:table>
      <text:p text:style-name="Default_20_Text"/>
      <table:table table:name="DataTable2" table:style-name="DataTable2">
        <table:table-column table:style-name="DataTable2.A"/>
        <table:table-column table:style-name="DataTable2.B"/>
        <table:table-column table:style-name="DataTable2.C"/>
        <table:table-column table:style-name="DataTable2.C"/>
        <table:table-column table:style-name="DataTable2.C"/>
        <table:table-column table:style-name="DataTable2.B"/>
        <table:table-column table:style-name="DataTable2.C"/>
        <table:table-column table:style-name="DataTable2.H"/>
        <table:table-row>
          <table:table-cell table:style-name="DataTable2.A1" office:value-type="string">
            <text:p text:style-name="Table_20_Contents"/>
          </table:table-cell>
          <table:table-cell table:style-name="DataTable2.A1" office:value-type="string">
            <text:p text:style-name="Table_20_Contents">January</text:p>
          </table:table-cell>
          <table:table-cell table:style-name="DataTable2.A1" office:value-type="string">
            <text:p text:style-name="Table_20_Contents">February</text:p>
          </table:table-cell>
          <table:table-cell table:style-name="DataTable2.A1" office:value-type="string">
            <text:p text:style-name="Table_20_Contents">March</text:p>
          </table:table-cell>
          <table:table-cell table:style-name="DataTable2.A1" office:value-type="string">
            <text:p text:style-name="Table_20_Contents">April</text:p>
          </table:table-cell>
          <table:table-cell table:style-name="DataTable2.A1" office:value-type="string">
            <text:p text:style-name="Table_20_Contents">May</text:p>
          </table:table-cell>
          <table:table-cell table:style-name="DataTable2.A1" office:value-type="string">
            <text:p text:style-name="Table_20_Contents">June</text:p>
          </table:table-cell>
          <table:table-cell table:style-name="DataTable2.H1" office:value-type="string">
            <text:p text:style-name="Table_20_Contents">Sum</text:p>
          </table:table-cell>
        </table:table-row>
        <table:table-row>
          <table:table-cell table:style-name="DataTable2.A2" office:value-type="string">
            <text:p text:style-name="Table_20_Contents">Section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H2" office:value-type="float" office:value="6">
            <text:p text:style-name="Table_20_Contents">6</text:p>
          </table:table-cell>
        </table:table-row>
        <table:table-row>
          <table:table-cell table:style-name="DataTable2.A2" office:value-type="string">
            <text:p text:style-name="Table_20_Contents">Section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H2" office:value-type="float" office:value="12">
            <text:p text:style-name="Table_20_Contents">12</text:p>
          </table:table-cell>
        </table:table-row>
        <table:table-row>
          <table:table-cell table:style-name="DataTable2.A2" office:value-type="string">
            <text:p text:style-name="Table_20_Contents">Section3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B2" office:value-type="float" office:value="1">
            <text:p text:style-name="Table_20_Contents">1</text:p>
          </table:table-cell>
          <table:table-cell table:style-name="DataTable2.H2" office:value-type="float" office:value="6">
            <text:p text:style-name="Table_20_Contents">6</text:p>
          </table:table-cell>
        </table:table-row>
        <table:table-row>
          <table:table-cell table:style-name="DataTable2.A2" office:value-type="string">
            <text:p text:style-name="Table_20_Contents">Section4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B2" office:value-type="float" office:value="2">
            <text:p text:style-name="Table_20_Contents">2</text:p>
          </table:table-cell>
          <table:table-cell table:style-name="DataTable2.H2" office:value-type="float" office:value="12">
            <text:p text:style-name="Table_20_Contents">12</text:p>
          </table:table-cell>
        </table:table-row>
        <table:table-row>
          <table:table-cell table:style-name="DataTable2.A2" office:value-type="string">
            <text:p text:style-name="Table_20_Contents">Section5</text:p>
          </table:table-cell>
          <table:table-cell table:style-name="DataTable2.B2" office:value-type="float" office:value="0">
            <text:p text:style-name="Table_20_Contents">0</text:p>
          </table:table-cell>
          <table:table-cell table:style-name="DataTable2.B2" office:value-type="float" office:value="0">
            <text:p text:style-name="Table_20_Contents">0</text:p>
          </table:table-cell>
          <table:table-cell table:style-name="DataTable2.B2" office:value-type="float" office:value="0">
            <text:p text:style-name="Table_20_Contents">0</text:p>
          </table:table-cell>
          <table:table-cell table:style-name="DataTable2.B2" office:value-type="float" office:value="0">
            <text:p text:style-name="Table_20_Contents">0</text:p>
          </table:table-cell>
          <table:table-cell table:style-name="DataTable2.B2" office:value-type="float" office:value="0">
            <text:p text:style-name="Table_20_Contents">0</text:p>
          </table:table-cell>
          <table:table-cell table:style-name="DataTable2.B2" office:value-type="float" office:value="0">
            <text:p text:style-name="Table_20_Contents">0</text:p>
          </table:table-cell>
          <table:table-cell table:style-name="DataTable2.H2" office:value-type="float" office:value="0">
            <text:p text:style-name="Table_20_Contents">0</text:p>
          </table:table-cell>
        </table:table-row>
        <table:table-row>
          <table:table-cell table:style-name="DataTable2.A2" office:value-type="string">
            <text:p text:style-name="Table_20_Contents">Section6</text:p>
          </table:table-cell>
          <table:table-cell table:style-name="DataTable2.B2" office:value-type="float" office:value="3">
            <text:p text:style-name="Table_20_Contents">3</text:p>
          </table:table-cell>
          <table:table-cell table:style-name="DataTable2.B2" office:value-type="float" office:value="3">
            <text:p text:style-name="Table_20_Contents">3</text:p>
          </table:table-cell>
          <table:table-cell table:style-name="DataTable2.B2" office:value-type="float" office:value="3">
            <text:p text:style-name="Table_20_Contents">3</text:p>
          </table:table-cell>
          <table:table-cell table:style-name="DataTable2.B2" office:value-type="float" office:value="3">
            <text:p text:style-name="Table_20_Contents">3</text:p>
          </table:table-cell>
          <table:table-cell table:style-name="DataTable2.B2" office:value-type="float" office:value="3">
            <text:p text:style-name="Table_20_Contents">3</text:p>
          </table:table-cell>
          <table:table-cell table:style-name="DataTable2.B2" office:value-type="float" office:value="3">
            <text:p text:style-name="Table_20_Contents">3</text:p>
          </table:table-cell>
          <table:table-cell table:style-name="DataTable2.H2" office:value-type="float" office:value="18">
            <text:p text:style-name="Table_20_Contents">18</text:p>
          </table:table-cell>
        </table:table-row>
        <table:table-row>
          <table:table-cell table:style-name="DataTable2.A2" office:value-type="string">
            <text:p text:style-name="Table_20_Contents">Sum</text:p>
          </table:table-cell>
          <table:table-cell table:style-name="DataTable2.B2" office:value-type="float" office:value="9">
            <text:p text:style-name="Table_20_Contents">9</text:p>
          </table:table-cell>
          <table:table-cell table:style-name="DataTable2.B2" office:value-type="float" office:value="9">
            <text:p text:style-name="Table_20_Contents">9</text:p>
          </table:table-cell>
          <table:table-cell table:style-name="DataTable2.B2" office:value-type="float" office:value="9">
            <text:p text:style-name="Table_20_Contents">9</text:p>
          </table:table-cell>
          <table:table-cell table:style-name="DataTable2.B2" office:value-type="float" office:value="9">
            <text:p text:style-name="Table_20_Contents">9</text:p>
          </table:table-cell>
          <table:table-cell table:style-name="DataTable2.B2" office:value-type="float" office:value="9">
            <text:p text:style-name="Table_20_Contents">9</text:p>
          </table:table-cell>
          <table:table-cell table:style-name="DataTable2.B2" office:value-type="float" office:value="9">
            <text:p text:style-name="Table_20_Contents">9</text:p>
          </table:table-cell>
          <table:table-cell table:style-name="DataTable2.H2" office:value-type="float" office:value="54">
            <text:p text:style-name="Table_20_Contents">54</text:p>
          </table:table-cell>
        </table:table-row>
      </table:table>
      <text:p text:style-name="Default_20_Text"/>
      <text:p text:style-name="Default_20_Text"/>
      <text:p text:style-name="Default_20_Text"/>
      <table:table table:name="Table_4*4" table:style-name="Table_5f_4_2a_4">
        <table:table-column table:style-name="Table_5f_4_2a_4.A"/>
        <table:table-column table:style-name="Table_5f_4_2a_4.B"/>
        <table:table-column table:style-name="Table_5f_4_2a_4.C"/>
        <table:table-column table:style-name="Table_5f_4_2a_4.D"/>
        <table:table-row>
          <table:table-cell table:style-name="Table_5f_4_2a_4.A1" office:value-type="string">
            <text:p text:style-name="Table_20_Contents"/>
          </table:table-cell>
          <table:table-cell table:style-name="Table_5f_4_2a_4.A1" office:value-type="string">
            <text:p text:style-name="Table_20_Contents">January</text:p>
          </table:table-cell>
          <table:table-cell table:style-name="Table_5f_4_2a_4.A1" office:value-type="string">
            <text:p text:style-name="Table_20_Contents">February</text:p>
          </table:table-cell>
          <table:table-cell table:style-name="Table_5f_4_2a_4.D1" office:value-type="string">
            <text:p text:style-name="Table_20_Contents">March</text:p>
          </table:table-cell>
        </table:table-row>
        <table:table-row>
          <table:table-cell table:style-name="Table_5f_4_2a_4.A2" office:value-type="string">
            <text:p text:style-name="Table_20_Contents">Section1</text:p>
          </table:table-cell>
          <table:table-cell table:style-name="Table_5f_4_2a_4.B2" office:value-type="float" office:value="1">
            <text:p text:style-name="Table_20_Contents">1</text:p>
          </table:table-cell>
          <table:table-cell table:style-name="Table_5f_4_2a_4.B2" office:value-type="float" office:value="1">
            <text:p text:style-name="Table_20_Contents">1</text:p>
          </table:table-cell>
          <table:table-cell table:style-name="Table_5f_4_2a_4.D2" office:value-type="float" office:value="1">
            <text:p text:style-name="Table_20_Contents">1</text:p>
          </table:table-cell>
        </table:table-row>
        <table:table-row>
          <table:table-cell table:style-name="Table_5f_4_2a_4.A2" office:value-type="string">
            <text:p text:style-name="Table_20_Contents">Section2</text:p>
          </table:table-cell>
          <table:table-cell table:style-name="Table_5f_4_2a_4.B2" office:value-type="float" office:value="2">
            <text:p text:style-name="Table_20_Contents">2</text:p>
          </table:table-cell>
          <table:table-cell table:style-name="Table_5f_4_2a_4.B2" office:value-type="float" office:value="2">
            <text:p text:style-name="Table_20_Contents">2</text:p>
          </table:table-cell>
          <table:table-cell table:style-name="Table_5f_4_2a_4.D2" office:value-type="float" office:value="2">
            <text:p text:style-name="Table_20_Contents">2</text:p>
          </table:table-cell>
        </table:table-row>
        <table:table-row>
          <table:table-cell table:style-name="Table_5f_4_2a_4.A2" office:value-type="string">
            <text:p text:style-name="Table_20_Contents">Section3</text:p>
          </table:table-cell>
          <table:table-cell table:style-name="Table_5f_4_2a_4.B2" office:value-type="float" office:value="1">
            <text:p text:style-name="Table_20_Contents">1</text:p>
          </table:table-cell>
          <table:table-cell table:style-name="Table_5f_4_2a_4.B2" office:value-type="float" office:value="1">
            <text:p text:style-name="Table_20_Contents">1</text:p>
          </table:table-cell>
          <table:table-cell table:style-name="Table_5f_4_2a_4.D2" office:value-type="float" office:value="1">
            <text:p text:style-name="Table_20_Contents">1</text:p>
          </table:table-cell>
        </table:table-row>
      </table:table>
      <text:p text:style-name="Default_20_Text"/>
      <table:table table:name="Table_4*3" table:style-name="Table_5f_4_2a_3">
        <table:table-column table:style-name="Table_5f_4_2a_3.A"/>
        <table:table-column table:style-name="Table_5f_4_2a_3.B"/>
        <table:table-column table:style-name="Table_5f_4_2a_3.C"/>
        <table:table-row>
          <table:table-cell table:style-name="Table_5f_4_2a_3.A1" office:value-type="string">
            <text:p text:style-name="Table_20_Contents"/>
          </table:table-cell>
          <table:table-cell table:style-name="Table_5f_4_2a_3.A1" office:value-type="string">
            <text:p text:style-name="Table_20_Contents">January</text:p>
          </table:table-cell>
          <table:table-cell table:style-name="Table_5f_4_2a_3.C1" office:value-type="string">
            <text:p text:style-name="Table_20_Contents">February</text:p>
          </table:table-cell>
        </table:table-row>
        <table:table-row>
          <table:table-cell table:style-name="Table_5f_4_2a_3.A2" office:value-type="string">
            <text:p text:style-name="Table_20_Contents">Section1</text:p>
          </table:table-cell>
          <table:table-cell table:style-name="Table_5f_4_2a_3.B2" office:value-type="float" office:value="1">
            <text:p text:style-name="Table_20_Contents">1</text:p>
          </table:table-cell>
          <table:table-cell table:style-name="Table_5f_4_2a_3.C2" office:value-type="float" office:value="1">
            <text:p text:style-name="Table_20_Contents">1</text:p>
          </table:table-cell>
        </table:table-row>
        <table:table-row>
          <table:table-cell table:style-name="Table_5f_4_2a_3.A2" office:value-type="string">
            <text:p text:style-name="Table_20_Contents">Section2</text:p>
          </table:table-cell>
          <table:table-cell table:style-name="Table_5f_4_2a_3.B2" office:value-type="float" office:value="2">
            <text:p text:style-name="Table_20_Contents">2</text:p>
          </table:table-cell>
          <table:table-cell table:style-name="Table_5f_4_2a_3.C2" office:value-type="float" office:value="2">
            <text:p text:style-name="Table_20_Contents">2</text:p>
          </table:table-cell>
        </table:table-row>
        <table:table-row>
          <table:table-cell table:style-name="Table_5f_4_2a_3.A2" office:value-type="string">
            <text:p text:style-name="Table_20_Contents">Section3</text:p>
          </table:table-cell>
          <table:table-cell table:style-name="Table_5f_4_2a_3.B2" office:value-type="float" office:value="1">
            <text:p text:style-name="Table_20_Contents">1</text:p>
          </table:table-cell>
          <table:table-cell table:style-name="Table_5f_4_2a_3.C2" office:value-type="float" office:value="1">
            <text:p text:style-name="Table_20_Contents">1</text:p>
          </table:table-cell>
        </table:table-row>
      </table:table>
      <text:p text:style-name="Default_20_Text"/>
      <table:table table:name="Table_4*2" table:style-name="Table_5f_4_2a_2">
        <table:table-column table:style-name="Table_5f_4_2a_2.A"/>
        <table:table-column table:style-name="Table_5f_4_2a_2.B"/>
        <table:table-row>
          <table:table-cell table:style-name="Table_5f_4_2a_2.A1" office:value-type="string">
            <text:p text:style-name="Table_20_Contents"/>
          </table:table-cell>
          <table:table-cell table:style-name="Table_5f_4_2a_2.B1" office:value-type="string">
            <text:p text:style-name="Table_20_Contents">January</text:p>
          </table:table-cell>
        </table:table-row>
        <table:table-row>
          <table:table-cell table:style-name="Table_5f_4_2a_2.A2" office:value-type="string">
            <text:p text:style-name="Table_20_Contents">Section1</text:p>
          </table:table-cell>
          <table:table-cell table:style-name="Table_5f_4_2a_2.B2" office:value-type="float" office:value="1">
            <text:p text:style-name="Table_20_Contents">1</text:p>
          </table:table-cell>
        </table:table-row>
        <table:table-row>
          <table:table-cell table:style-name="Table_5f_4_2a_2.A2" office:value-type="string">
            <text:p text:style-name="Table_20_Contents">Section2</text:p>
          </table:table-cell>
          <table:table-cell table:style-name="Table_5f_4_2a_2.B2" office:value-type="float" office:value="2">
            <text:p text:style-name="Table_20_Contents">2</text:p>
          </table:table-cell>
        </table:table-row>
        <table:table-row>
          <table:table-cell table:style-name="Table_5f_4_2a_2.A2" office:value-type="string">
            <text:p text:style-name="Table_20_Contents">Section3</text:p>
          </table:table-cell>
          <table:table-cell table:style-name="Table_5f_4_2a_2.B2" office:value-type="float" office:value="1">
            <text:p text:style-name="Table_20_Contents">1</text:p>
          </table:table-cell>
        </table:table-row>
      </table:table>
      <text:p text:style-name="Default_20_Text"/>
      <table:table table:name="Table_4*1" table:style-name="Table_5f_4_2a_1">
        <table:table-column table:style-name="Table_5f_4_2a_1.A"/>
        <table:table-row>
          <table:table-cell table:style-name="Table_5f_4_2a_1.A1" office:value-type="string">
            <text:p text:style-name="Table_20_Contents">January</text:p>
          </table:table-cell>
        </table:table-row>
        <table:table-row>
          <table:table-cell table:style-name="Table_5f_4_2a_1.A2" office:value-type="float" office:value="1">
            <text:p text:style-name="Table_20_Contents">1</text:p>
          </table:table-cell>
        </table:table-row>
        <table:table-row>
          <table:table-cell table:style-name="Table_5f_4_2a_1.A2" office:value-type="float" office:value="2">
            <text:p text:style-name="Table_20_Contents">2</text:p>
          </table:table-cell>
        </table:table-row>
        <table:table-row>
          <table:table-cell table:style-name="Table_5f_4_2a_1.A2" office:value-type="float" office:value="1">
            <text:p text:style-name="Table_20_Contents">1</text:p>
          </table:table-cell>
        </table:table-row>
      </table:table>
      <text:p text:style-name="Default_20_Text"/>
      <table:table table:name="Table_3*4" table:style-name="Table_5f_3_2a_4">
        <table:table-column table:style-name="Table_5f_3_2a_4.A"/>
        <table:table-column table:style-name="Table_5f_3_2a_4.B"/>
        <table:table-column table:style-name="Table_5f_3_2a_4.C"/>
        <table:table-column table:style-name="Table_5f_3_2a_4.D"/>
        <table:table-row>
          <table:table-cell table:style-name="Table_5f_3_2a_4.A1" office:value-type="string">
            <text:p text:style-name="Table_20_Contents"/>
          </table:table-cell>
          <table:table-cell table:style-name="Table_5f_3_2a_4.A1" office:value-type="string">
            <text:p text:style-name="Table_20_Contents">January</text:p>
          </table:table-cell>
          <table:table-cell table:style-name="Table_5f_3_2a_4.A1" office:value-type="string">
            <text:p text:style-name="Table_20_Contents">February</text:p>
          </table:table-cell>
          <table:table-cell table:style-name="Table_5f_3_2a_4.D1" office:value-type="string">
            <text:p text:style-name="Table_20_Contents">March</text:p>
          </table:table-cell>
        </table:table-row>
        <table:table-row>
          <table:table-cell table:style-name="Table_5f_3_2a_4.A2" office:value-type="string">
            <text:p text:style-name="Table_20_Contents">Section1</text:p>
          </table:table-cell>
          <table:table-cell table:style-name="Table_5f_3_2a_4.B2" office:value-type="float" office:value="1">
            <text:p text:style-name="Table_20_Contents">1</text:p>
          </table:table-cell>
          <table:table-cell table:style-name="Table_5f_3_2a_4.B2" office:value-type="float" office:value="1">
            <text:p text:style-name="Table_20_Contents">1</text:p>
          </table:table-cell>
          <table:table-cell table:style-name="Table_5f_3_2a_4.D2" office:value-type="float" office:value="1">
            <text:p text:style-name="Table_20_Contents">1</text:p>
          </table:table-cell>
        </table:table-row>
        <table:table-row>
          <table:table-cell table:style-name="Table_5f_3_2a_4.A2" office:value-type="string">
            <text:p text:style-name="Table_20_Contents">Section2</text:p>
          </table:table-cell>
          <table:table-cell table:style-name="Table_5f_3_2a_4.B2" office:value-type="float" office:value="2">
            <text:p text:style-name="Table_20_Contents">2</text:p>
          </table:table-cell>
          <table:table-cell table:style-name="Table_5f_3_2a_4.B2" office:value-type="float" office:value="2">
            <text:p text:style-name="Table_20_Contents">2</text:p>
          </table:table-cell>
          <table:table-cell table:style-name="Table_5f_3_2a_4.D2" office:value-type="float" office:value="2">
            <text:p text:style-name="Table_20_Contents">2</text:p>
          </table:table-cell>
        </table:table-row>
      </table:table>
      <text:p text:style-name="Default_20_Text"/>
      <text:p text:style-name="Default_20_Text"/>
      <table:table table:name="Table_2*4" table:style-name="Table_5f_2_2a_4">
        <table:table-column table:style-name="Table_5f_2_2a_4.A"/>
        <table:table-column table:style-name="Table_5f_2_2a_4.B"/>
        <table:table-column table:style-name="Table_5f_2_2a_4.C"/>
        <table:table-column table:style-name="Table_5f_2_2a_4.D"/>
        <table:table-row>
          <table:table-cell table:style-name="Table_5f_2_2a_4.A1" office:value-type="string">
            <text:p text:style-name="Table_20_Contents">Section1</text:p>
          </table:table-cell>
          <table:table-cell table:style-name="Table_5f_2_2a_4.B1" office:value-type="float" office:value="1">
            <text:p text:style-name="Table_20_Contents">1</text:p>
          </table:table-cell>
          <table:table-cell table:style-name="Table_5f_2_2a_4.B1" office:value-type="float" office:value="1">
            <text:p text:style-name="Table_20_Contents">1</text:p>
          </table:table-cell>
          <table:table-cell table:style-name="Table_5f_2_2a_4.D1" office:value-type="float" office:value="1">
            <text:p text:style-name="Table_20_Contents">1</text:p>
          </table:table-cell>
        </table:table-row>
        <table:table-row>
          <table:table-cell table:style-name="Table_5f_2_2a_4.A2" office:value-type="string">
            <text:p text:style-name="Table_20_Contents">Section2</text:p>
          </table:table-cell>
          <table:table-cell table:style-name="Table_5f_2_2a_4.B2" office:value-type="float" office:value="2">
            <text:p text:style-name="Table_20_Contents">2</text:p>
          </table:table-cell>
          <table:table-cell table:style-name="Table_5f_2_2a_4.B2" office:value-type="float" office:value="2">
            <text:p text:style-name="Table_20_Contents">2</text:p>
          </table:table-cell>
          <table:table-cell table:style-name="Table_5f_2_2a_4.D2" office:value-type="float" office:value="2">
            <text:p text:style-name="Table_20_Contents">2</text:p>
          </table:table-cell>
        </table:table-row>
      </table:table>
      <text:p text:style-name="Default_20_Text"/>
      <text:p text:style-name="Default_20_Text"/>
      <table:table table:name="Table_1*4" table:style-name="Table_5f_1_2a_4">
        <table:table-column table:style-name="Table_5f_1_2a_4.A"/>
        <table:table-column table:style-name="Table_5f_1_2a_4.B"/>
        <table:table-column table:style-name="Table_5f_1_2a_4.C"/>
        <table:table-column table:style-name="Table_5f_1_2a_4.D"/>
        <table:table-row>
          <table:table-cell table:style-name="Table_5f_1_2a_4.A1" office:value-type="string">
            <text:p text:style-name="Table_20_Contents">Section2</text:p>
          </table:table-cell>
          <table:table-cell table:style-name="Table_5f_1_2a_4.B1" office:value-type="float" office:value="2">
            <text:p text:style-name="Table_20_Contents">2</text:p>
          </table:table-cell>
          <table:table-cell table:style-name="Table_5f_1_2a_4.B1" office:value-type="float" office:value="2">
            <text:p text:style-name="Table_20_Contents">2</text:p>
          </table:table-cell>
          <table:table-cell table:style-name="Table_5f_1_2a_4.D1" office:value-type="float" office:value="2">
            <text:p text:style-name="Table_20_Contents">2</text:p>
          </table:table-cell>
        </table:table-row>
      </table:table>
      <text:p text:style-name="Default_20_Text"/>
      <text:p text:style-name="Default_20_Text"/>
      <table:table table:name="Table_1*3" table:style-name="Table_5f_1_2a_3">
        <table:table-column table:style-name="Table_5f_1_2a_3.A"/>
        <table:table-column table:style-name="Table_5f_1_2a_3.B"/>
        <table:table-column table:style-name="Table_5f_1_2a_3.C"/>
        <table:table-row>
          <table:table-cell table:style-name="Table_5f_1_2a_3.A1" office:value-type="string">
            <text:p text:style-name="Table_20_Contents">Section2</text:p>
          </table:table-cell>
          <table:table-cell table:style-name="Table_5f_1_2a_3.B1" office:value-type="float" office:value="2">
            <text:p text:style-name="Table_20_Contents">2</text:p>
          </table:table-cell>
          <table:table-cell table:style-name="Table_5f_1_2a_3.C1" office:value-type="float" office:value="2">
            <text:p text:style-name="Table_20_Contents">2</text:p>
          </table:table-cell>
        </table:table-row>
      </table:table>
      <text:p text:style-name="Default_20_Text"/>
      <table:table table:name="Table_1*2" table:style-name="Table_5f_1_2a_2">
        <table:table-column table:style-name="Table_5f_1_2a_2.A"/>
        <table:table-column table:style-name="Table_5f_1_2a_2.B"/>
        <table:table-row>
          <table:table-cell table:style-name="Table_5f_1_2a_2.A1" office:value-type="float" office:value="2">
            <text:p text:style-name="Table_20_Contents">2</text:p>
          </table:table-cell>
          <table:table-cell table:style-name="Table_5f_1_2a_2.B1" office:value-type="float" office:value="2">
            <text:p text:style-name="Table_20_Contents">2</text:p>
          </table:table-cell>
        </table:table-row>
      </table:table>
      <text:p text:style-name="Default_20_Text"/>
      <table:table table:name="Table_1*1" table:style-name="Table_5f_1_2a_1">
        <table:table-column table:style-name="Table_5f_1_2a_1.A"/>
        <table:table-row>
          <table:table-cell table:style-name="Table_5f_1_2a_1.A1" office:value-type="float" office:value="2">
            <text:p text:style-name="Table_20_Contents">2</text:p>
          </table:table-cell>
        </table:table-row>
      </table:table>
      <text:p text:style-name="Default_20_Text"/>
      <text:p text:style-name="Default_20_Text"/>
      <table:table table:name="Table2_1*3" table:style-name="Table2_5f_1_2a_3">
        <table:table-column table:style-name="Table2_5f_1_2a_3.A"/>
        <table:table-column table:style-name="Table2_5f_1_2a_3.B"/>
        <table:table-column table:style-name="Table2_5f_1_2a_3.C"/>
        <table:table-row>
          <table:table-cell table:style-name="Table2_5f_1_2a_3.A1" office:value-type="string">
            <text:p text:style-name="Table_20_Contents">Section2</text:p>
          </table:table-cell>
          <table:table-cell table:style-name="Table2_5f_1_2a_3.B1" office:value-type="float" office:value="2">
            <text:p text:style-name="Table_20_Contents">2</text:p>
          </table:table-cell>
          <table:table-cell table:style-name="Table2_5f_1_2a_3.C1" office:value-type="float" office:value="2">
            <text:p text:style-name="Table_20_Contents">2</text:p>
          </table:table-cell>
        </table:table-row>
      </table:table>
      <text:p text:style-name="Default_20_Text"/>
      <table:table table:name="Table2_1*2" table:style-name="Table2_5f_1_2a_2">
        <table:table-column table:style-name="Table2_5f_1_2a_2.A"/>
        <table:table-column table:style-name="Table2_5f_1_2a_2.B"/>
        <table:table-row>
          <table:table-cell table:style-name="Table2_5f_1_2a_2.A1" office:value-type="float" office:value="2">
            <text:p text:style-name="Table_20_Contents">2</text:p>
          </table:table-cell>
          <table:table-cell table:style-name="Table2_5f_1_2a_2.B1" office:value-type="float" office:value="2">
            <text:p text:style-name="Table_20_Contents">2</text:p>
          </table:table-cell>
        </table:table-row>
      </table:table>
      <text:p text:style-name="Default_20_Text"/>
      <table:table table:name="Table2_1*1" table:style-name="Table2_5f_1_2a_1">
        <table:table-column table:style-name="Table2_5f_1_2a_1.A"/>
        <table:table-row>
          <table:table-cell table:style-name="Table2_5f_1_2a_1.A1" office:value-type="float" office:value="2">
            <text:p text:style-name="Table_20_Contents">2</text:p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9T17:01:06.10</meta:creation-date>
    <dc:date>2012-08-16T18:19:21.75</dc:date>
    <meta:editing-duration>PT00H14M27S</meta:editing-duration>
    <meta:editing-cycles>5</meta:editing-cycles>
    <meta:generator>IBM_Lotus_Symphony/3.0$Win32 OpenOffice.org_project/310m11$Build-9399</meta:generator>
    <meta:document-statistic meta:table-count="15" meta:image-count="0" meta:object-count="0" meta:page-count="2" meta:paragraph-count="198" meta:word-count="198" meta:character-count="521"/>
    <meta:user-defined meta:name="Info 1"/>
    <meta:user-defined meta:name="Info 2"/>
    <meta:user-defined meta:name="Info 3"/>
    <meta:user-defined meta:name="Info 4"/>
  </office:meta>
</office:document-meta>
</file>